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Wrapper.getSitemap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Sitemap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Wrapper.RequestWrapper( Request request , String requestURI , String queryString , 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setRequestURI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Wrapper.getParameterNam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Wrapper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RequestWrapper( Request request , String requestURI , String queryString , Environment env , boolean rawM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Wrapper.getSitem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ParameterValue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